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body-comp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BF %</text:p>
          </table:table-cell>
          <table:table-cell office:value-type="string" calcext:value-type="string">
            <text:p>Goal</text:p>
          </table:table-cell>
        </table:table-row>
        <table:table-row table:style-name="ro1">
          <table:table-cell office:value-type="date" office:date-value="2018-08-21" calcext:value-type="date">
            <text:p>08/21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2" calcext:value-type="date">
            <text:p>08/22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3" calcext:value-type="date">
            <text:p>08/2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4" calcext:value-type="date">
            <text:p>08/24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5" calcext:value-type="date">
            <text:p>08/25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6" calcext:value-type="date">
            <text:p>08/2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7" calcext:value-type="date">
            <text:p>08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8" calcext:value-type="date">
            <text:p>08/28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9" calcext:value-type="date">
            <text:p>08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0" calcext:value-type="date">
            <text:p>08/3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1" calcext:value-type="date">
            <text:p>08/3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1" calcext:value-type="date">
            <text:p>09/01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2" calcext:value-type="date">
            <text:p>09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3" calcext:value-type="date">
            <text:p>09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4" calcext:value-type="date">
            <text:p>09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5" calcext:value-type="date">
            <text:p>09/05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6" calcext:value-type="date">
            <text:p>09/0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7" calcext:value-type="date">
            <text:p>09/07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8" calcext:value-type="date">
            <text:p>09/0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9" calcext:value-type="date">
            <text:p>09/09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0" calcext:value-type="date">
            <text:p>09/10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1" calcext:value-type="date">
            <text:p>09/11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2" calcext:value-type="date">
            <text:p>09/12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3" calcext:value-type="date">
            <text:p>09/13/18</text:p>
          </table:table-cell>
          <table:table-cell office:value-type="float" office:value="146.9" calcext:value-type="float">
            <text:p>146.9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4" calcext:value-type="date">
            <text:p>09/14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5" calcext:value-type="date">
            <text:p>09/15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6" calcext:value-type="date">
            <text:p>09/16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7" calcext:value-type="date">
            <text:p>09/17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8" calcext:value-type="date">
            <text:p>09/1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9" calcext:value-type="date">
            <text:p>09/19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0" calcext:value-type="date">
            <text:p>09/20/18</text:p>
          </table:table-cell>
          <table:table-cell office:value-type="float" office:value="146" calcext:value-type="float">
            <text:p>146.0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1" calcext:value-type="date">
            <text:p>09/21/18</text:p>
          </table:table-cell>
          <table:table-cell office:value-type="float" office:value="145.8" calcext:value-type="float">
            <text:p>145.8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2" calcext:value-type="date">
            <text:p>09/22/18</text:p>
          </table:table-cell>
          <table:table-cell table:number-columns-repeated="3"/>
        </table:table-row>
        <table:table-row table:style-name="ro1">
          <table:table-cell office:value-type="date" office:date-value="2018-09-23" calcext:value-type="date">
            <text:p>09/23/18</text:p>
          </table:table-cell>
          <table:table-cell table:number-columns-repeated="3"/>
        </table:table-row>
        <table:table-row table:style-name="ro1">
          <table:table-cell office:value-type="date" office:date-value="2018-09-24" calcext:value-type="date">
            <text:p>09/24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5" calcext:value-type="date">
            <text:p>09/25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6" calcext:value-type="date">
            <text:p>09/26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7" calcext:value-type="date">
            <text:p>09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8" calcext:value-type="date">
            <text:p>09/28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9" calcext:value-type="date">
            <text:p>09/29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30" calcext:value-type="date">
            <text:p>09/30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1" calcext:value-type="date">
            <text:p>10/01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2" calcext:value-type="date">
            <text:p>10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3" calcext:value-type="date">
            <text:p>10/0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4" calcext:value-type="date">
            <text:p>10/0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5" calcext:value-type="date">
            <text:p>10/0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6" calcext:value-type="date">
            <text:p>10/0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7" calcext:value-type="date">
            <text:p>10/07/18</text:p>
          </table:table-cell>
          <table:table-cell office:value-type="float" office:value="150.2" calcext:value-type="float">
            <text:p>150.2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8" calcext:value-type="date">
            <text:p>10/08/18</text:p>
          </table:table-cell>
          <table:table-cell table:number-columns-repeated="3"/>
        </table:table-row>
        <table:table-row table:style-name="ro1" table:number-rows-repeated="104852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7">00/00/0000</text:date>, <text:time style:data-style-name="N2" text:time-value="19:50:02.057424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7T19:50:14.584514568</dc:date>
    <meta:editing-duration>PT8M18S</meta:editing-duration>
    <meta:editing-cycles>5</meta:editing-cycles>
    <meta:generator>LibreOffice/6.0.6.2$Linux_X86_64 LibreOffice_project/00m0$Build-2</meta:generator>
    <meta:document-statistic meta:table-count="1" meta:cell-count="191" meta:object-count="0"/>
  </office:meta>
</office:document-meta>
</file>